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1" svg:font-family="'DejaVu Sans Condensed'"/>
    <style:font-face style:name="OpenSymbol" svg:font-family="OpenSymbol"/>
    <style:font-face style:name="monofur" svg:font-family="monofur" style:font-adornments="Regular"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Standard">
      <style:paragraph-properties fo:text-align="end" style:justify-single-word="false"/>
      <style:text-properties fo:color="#000080" fo:font-size="10pt" fo:font-weight="bold" style:font-size-asian="10pt" style:font-weight-asian="bold" style:font-size-complex="10pt" style:font-weight-complex="bold"/>
    </style:style>
    <style:style style:name="P5" style:family="paragraph" style:parent-style-name="Standard">
      <style:paragraph-properties fo:text-align="end" style:justify-single-word="false"/>
      <style:text-properties fo:font-size="15.5pt" fo:font-weight="bold" style:font-size-asian="15.5pt" style:font-weight-asian="bold" style:font-size-complex="15.5pt" style:font-weight-complex="bold"/>
    </style:style>
    <style:style style:name="P6" style:family="paragraph" style:parent-style-name="Text_20_body">
      <style:paragraph-properties fo:margin-left="0cm" fo:margin-right="0cm" fo:text-indent="0cm" style:auto-text-indent="false">
        <style:tab-stops/>
      </style:paragraph-properties>
    </style:style>
    <style:style style:name="P7" style:family="paragraph" style:parent-style-name="block">
      <style:paragraph-properties>
        <style:tab-stops/>
      </style:paragraph-properties>
    </style:style>
    <style:style style:name="P8" style:family="paragraph" style:parent-style-name="Text_20_body">
      <style:text-properties fo:font-weight="normal" style:font-weight-asian="normal" style:font-weight-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mmand">
      <style:text-properties fo:font-style="normal" style:font-style-asian="normal" style:font-style-complex="normal"/>
    </style:style>
    <style:style style:name="P11" style:family="paragraph" style:parent-style-name="Heading_20_2">
      <style:paragraph-properties fo:margin-left="0cm" fo:margin-right="0cm" fo:text-indent="0cm" style:auto-text-indent="false">
        <style:tab-stops/>
      </style:paragraph-properties>
    </style:style>
    <style:style style:name="P12" style:family="paragraph" style:parent-style-name="Heading_20_2">
      <style:paragraph-properties fo:margin-left="0cm" fo:margin-right="0cm" fo:text-indent="0cm" style:auto-text-indent="false">
        <style:tab-stops>
          <style:tab-stop style:position="0.713cm"/>
        </style:tab-stops>
      </style:paragraph-properties>
    </style:style>
    <style:style style:name="P13" style:family="paragraph" style:parent-style-name="list" style:list-style-name="L1"/>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80"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2010 Solis – Cooperativa de Soluções Liv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anual de Instalação </text:p>
      <text:p text:style-name="P3">e Configuração </text:p>
      <text:p text:style-name="P3">do Mio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Equipe Miolo</text:p>
      <text:p text:style-name="P4">miolo@solis.coop.b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9">1 Introdução<text:tab/>3</text:p>
          <text:p text:style-name="P15">1.1 Arquivos importantes<text:tab/>3</text:p>
          <text:p text:style-name="P9">2 Instalação<text:tab/>4</text:p>
          <text:p text:style-name="P15">2.1 Pacote de instalação<text:tab/>4</text:p>
          <text:p text:style-name="P15">2.2 Repositório<text:tab/>4</text:p>
          <text:p text:style-name="P14">2.2.1 Pré-requisitos<text:tab/>4</text:p>
          <text:p text:style-name="P14">2.2.2 Miolo<text:tab/>4</text:p>
          <text:p text:style-name="P9">3 Configuração<text:tab/>6</text:p>
          <text:p text:style-name="P15">3.1 configure<text:tab/>6</text:p>
          <text:p text:style-name="P15">3.2 setconfig<text:tab/>6</text:p>
          <text:p text:style-name="P15">3.3 getconfig<text:tab/>6</text:p>
          <text:p text:style-name="P15">3.4 removeconfig<text:tab/>6</text:p>
          <text:p text:style-name="P15">3.5 createmodule<text:tab/>7</text:p>
          <text:p text:style-name="P15">3.6 createhandler<text:tab/>7</text:p>
          <text:p text:style-name="P15">3.7 createform<text:tab/>7</text:p>
          <text:p text:style-name="P15">3.8 createsearchform<text:tab/>7</text:p>
          <text:p text:style-name="P15">3.9 creategrid<text:tab/>8</text:p>
          <text:p text:style-name="P15">3.10 createbusiness<text:tab/>8</text:p>
          <text:p text:style-name="P15">3.11 createmvc<text:tab/>8</text:p>
          <text:p text:style-name="P15">3.12 createtheme<text:tab/>8</text:p>
          <text:p text:style-name="P15">3.13 start<text:tab/>8</text:p>
          <text:p text:style-name="P15">3.14 translate<text:tab/>9</text:p>
          <text:p text:style-name="P15">3.15 help<text:tab/>9</text:p>
        </text:index-body>
      </text:table-of-content>
      <text:h text:style-name="Heading_20_1" text:outline-level="1">Introdução</text:h>
      <text:p text:style-name="Text_20_body"><text:tab/>O Miolo é um framework para desenvolvimento de aplicações Web. Desenvolvido na linguagem PHP e utilizando conceitos de programação orientada a objetos, o Miolo visa facilitar a programação de sistemas Web através de classes e da abstração de camadas comuns nesse tipo de sistema, como segurança, geração de HTML e conexão com a base de dados.</text:p>
      <text:p text:style-name="Text_20_body"><text:tab/>Na seção a seguir são explicados alguns arquivos importantes para o entendimento do Miolo.</text:p>
      <text:h text:style-name="Heading_20_2" text:outline-level="2">Arquivos importantes</text:h>
      <text:p text:style-name="Text_20_body"><text:tab/><text:span text:style-name="T4">Handler:</text:span> Arquivo responsável pela chamada aos formulários, grids e outros componentes para exibí-los na página.</text:p>
      <text:p text:style-name="Text_20_body"><text:tab/><text:span text:style-name="T4">MForm:</text:span><text:span text:style-name="T5"> Classe que representa um formulário.</text:span></text:p>
      <text:p text:style-name="Text_20_body"><text:tab/><text:span text:style-name="T4">MGrid:</text:span> Classe utilizada para exibir os dados de uma tabela.</text:p>
      <text:p text:style-name="Text_20_body"><text:tab/><text:span text:style-name="T4">MBusiness:</text:span><text:span text:style-name="T5"> Classe utilizada para representar uma tabela da base de dados.</text:span></text:p>
      <text:p text:style-name="P8"><text:tab/>Para mais informações sobre o Miolo, consulte os documentos presentes no repositório oficial:</text:p>
      <text:p text:style-name="link"><text:a xlink:type="simple" xlink:href="https://svn.solis.coop.br/miolo/branches/2.5-stable/docs/"><text:span text:style-name="T5">https://svn.solis.coop.br/miolo/branches/2.5-stable/docs/</text:span></text:a></text:p>
      <text:p text:style-name="Text_20_body"><text:span text:style-name="T5"><text:tab/>No capítulo </text:span><text:span text:style-name="T5"><text:bookmark-ref text:reference-format="chapter" text:ref-name="__RefHeading__463_1654475496">2</text:bookmark-ref></text:span><text:span text:style-name="T5"> é explicado como instalar o Miolo e o capítulo </text:span><text:span text:style-name="T5"><text:bookmark-ref text:reference-format="chapter" text:ref-name="__RefHeading__5323_1974556741">3</text:bookmark-ref></text:span><text:span text:style-name="T5"> explica o utilitário de configuração do Miolo. Os passos descritos nesse manual devem ser executados em um terminal (linha de comando) do Linux.</text:span></text:p>
      <text:h text:style-name="Heading_20_1" text:outline-level="1"><text:bookmark text:name="__RefHeading__463_1654475496"/>Instalação<text:bookmark-end text:name="__RefHeading__463_1654475496"/></text:h>
      <text:p text:style-name="Text_20_body"><text:tab/>A instalação do Miolo pode ser feita de duas formas: através do pacote de instalação do Ubuntu ou através do repositório Subversion.</text:p>
      <text:h text:style-name="Heading_20_2" text:outline-level="2">Pacote de instalação</text:h>
      <text:p text:style-name="Text_20_body"><text:tab/>Caso a distribuição utilizada seja Ubuntu, faça o download do pacote através do seguinte link:</text:p>
      <text:p text:style-name="link"><text:a xlink:type="simple" xlink:href="https://svn.solis.coop.br/miolo/branches/2.5-stable/package/ubuntu/miolo_2.5_i386.deb">https://svn.solis.coop.br/miolo/branches/2.5/package/ubuntu/miolo_2.5_i386.deb</text:a></text:p>
      <text:p text:style-name="Text_20_body"><text:tab/>Em seguida, basta clicar duas vezes no arquivo e seguir os passos, ou então executar o seguinte comando.</text:p>
      <text:list xml:id="list2112736374" text:style-name="List_20_1">
        <text:list-item>
          <text:p text:style-name="command">gdeb miolo_2.5_i386.deb</text:p>
        </text:list-item>
      </text:list>
      <text:p text:style-name="Text_20_body"><text:tab/>Agora o Miolo está instalado e pronto para ser acessado através do seu navegador pela URL a seguir:</text:p>
      <text:p text:style-name="link"><text:a xlink:type="simple" xlink:href="http://miolo.localhost/">http://miolo.localhost/</text:a></text:p>
      <text:h text:style-name="Heading_20_2" text:outline-level="2">Repositório</text:h>
      <text:p text:style-name="Text_20_body"><text:tab/>Caso utilize outra distribuição, o Miolo pode ser obtido através do repositório Subversion. Dessa forma devem ser realizadas algumas configurações de forma manual.</text:p>
      <text:h text:style-name="Heading_20_3" text:outline-level="3">Pré-requisitos</text:h>
      <text:p text:style-name="Text_20_body"><text:tab/>Para a instalação e utilização do Miolo são necessárias algumas ferramentas, cujas instalações não são foco desse manual. São elas:</text:p>
      <text:list xml:id="list125402209" text:style-name="L1">
        <text:list-item>
          <text:p text:style-name="P13">Apache</text:p>
        </text:list-item>
        <text:list-item>
          <text:p text:style-name="P13">PHP</text:p>
        </text:list-item>
        <text:list-item>
          <text:p text:style-name="P13">Subversion</text:p>
        </text:list-item>
      </text:list>
      <text:h text:style-name="Heading_20_3" text:outline-level="3">Miolo</text:h>
      <text:p text:style-name="Text_20_body"><text:tab/>Escolha um diretório para armazenar seus projetos. Certifique-se que você se encontra no diretório desejado e faça o download da versão 2.5 do Miolo, utilizando o Subversion.</text:p>
      <text:list xml:id="list268895533" text:continue-list="list2112736374" text:style-name="List_20_1">
        <text:list-item>
          <text:p text:style-name="command">cd /home/usuario/projetos</text:p>
        </text:list-item>
        <text:list-item>
          <text:p text:style-name="command">svn co <text:a xlink:type="simple" xlink:href="https://svn.solis.coop.br/miolo/branches/2.5-stable">https://svn.solis.coop.br/miolo/branches/2.5</text:a> miolo25</text:p>
        </text:list-item>
      </text:list>
      <text:p text:style-name="Text_20_body"><text:tab/>No servidor Apache deve ser adicionado um <text:span text:style-name="T2">Virtual Host</text:span><text:span text:style-name="T3"> para o diretório do Miolo, conforme exemplo abaixo.</text:span></text:p>
      <text:p text:style-name="P7"><text:soft-page-break/>&lt;VirtualHost *:80&gt; </text:p>
      <text:p text:style-name="P7"><text:s text:c="4"/>ServerAdmin admin@miolo.org.br </text:p>
      <text:p text:style-name="P7"><text:s text:c="4"/>ServerName <text:bookmark-start text:name="__DdeLink__5337_1974556741"/>miolo.org.br <text:bookmark-end text:name="__DdeLink__5337_1974556741"/></text:p>
      <text:p text:style-name="P7"><text:s text:c="4"/>DocumentRoot /home/usuario/projetos/miolo25/html </text:p>
      <text:p text:style-name="P7"><text:s text:c="4"/>&lt;Directory /home/usuario/projetos/miolo25/html&gt; </text:p>
      <text:p text:style-name="P7"><text:s text:c="8"/>Options Indexes FollowSymLinks MultiViews </text:p>
      <text:p text:style-name="P7"><text:s text:c="8"/>AllowOverride None </text:p>
      <text:p text:style-name="P7"><text:s text:c="8"/>Order allow,deny </text:p>
      <text:p text:style-name="P7"><text:s text:c="8"/>Allow from all </text:p>
      <text:p text:style-name="P7"><text:s text:c="4"/>&lt;/Directory&gt; </text:p>
      <text:p text:style-name="P7">&lt;/VirtualHost&gt; </text:p>
      <text:p text:style-name="Text_20_body"/>
      <text:p text:style-name="Text_20_body"><text:tab/>Utilize o utilitário do Miolo para realizar sua configuração inicial, informando a URL escolhida, no caso <text:span text:style-name="T1">http://miolo.org.br</text:span>. Todas as funcionalidades desse utilitário são explicadas no capítulo <text:bookmark-ref text:reference-format="number" text:ref-name="__RefHeading__5323_1974556741">3 </text:bookmark-ref>.</text:p>
      <text:list xml:id="list703239047" text:continue-numbering="true" text:style-name="List_20_1">
        <text:list-item>
          <text:p text:style-name="command">cd miolo25</text:p>
        </text:list-item>
        <text:list-item>
          <text:p text:style-name="command">bin/miolo.php configure <text:a xlink:type="simple" xlink:href="http://miolo.org.br/">http://miolo.org.br</text:a></text:p>
        </text:list-item>
      </text:list>
      <text:p text:style-name="Text_20_body"><text:tab/>Agora o Miolo está configurado e pronto para ser acessado através do seu navegador pela URL informada.</text:p>
      <text:h text:style-name="Heading_20_1" text:outline-level="1"><text:bookmark text:name="__RefHeading__5323_1974556741"/>Configuração<text:bookmark-end text:name="__RefHeading__5323_1974556741"/></text:h>
      <text:p text:style-name="Text_20_body"><text:tab/>Para a configuração do Miolo, existe um utilitário em linha de comando, o qual pode ser encontrado no diretório <text:span text:style-name="T2">bin</text:span> no diretório raiz do Miolo. Seus comandos e sua interface de ajuda estão em inglês. Neste manual estão descritas suas funcionalidades em português.</text:p>
      <text:p text:style-name="Text_20_body"><text:tab/>Sintaxe de utilização a partir da raiz:</text:p>
      <text:list xml:id="list1907191738" text:continue-numbering="true" text:style-name="List_20_1">
        <text:list-item>
          <text:p text:style-name="command">bin/miolo.php &lt;comando&gt; [&lt;parâmetros&gt;]</text:p>
        </text:list-item>
      </text:list>
      <text:h text:style-name="Heading_20_2" text:outline-level="2">configure</text:h>
      <text:p text:style-name="Text_20_body"><text:tab/>Cria um arquivo inicial de configuração. Modo de uso: </text:p>
      <text:list xml:id="list1608196104" text:continue-numbering="true" text:style-name="List_20_1">
        <text:list-item>
          <text:p text:style-name="command">bin/miolo.php configure [url]</text:p>
        </text:list-item>
      </text:list>
      <text:h text:style-name="Heading_20_2" text:outline-level="2">setconfig</text:h>
      <text:p text:style-name="Text_20_body"><text:tab/>Define o valor do parâmetro de configuração (miolo.conf). Espera pelo menos dois parâmetros, o nome do parâmetro de configuração e o novo valor a atribuir a esse parâmetro.</text:p>
      <text:p text:style-name="Text_20_body"><text:tab/>O parâmetro de configuração utiliza o caractere '.' como separador.</text:p>
      <text:p text:style-name="Text_20_body"><text:tab/>O terceiro parâmetro não é obrigatório. Com ele pode ser definido que a configuração a ser atlerada é específica do módulo (module.conf).</text:p>
      <text:p text:style-name="Text_20_body"><text:tab/>Modo de uso: </text:p>
      <text:list xml:id="list2011756579" text:continue-numbering="true" text:style-name="List_20_1">
        <text:list-item>
          <text:p text:style-name="command">bin/miolo.php setconfig &lt;configuração&gt; &lt;valor&gt; [módulo]</text:p>
        </text:list-item>
      </text:list>
      <text:h text:style-name="Heading_20_2" text:outline-level="2">getconfig</text:h>
      <text:p text:style-name="Text_20_body"><text:tab/>Obtém o valor da configuração do Miolo (miolo.conf). Caso um módulo seja informado, obtém o valor da configuração do módulo (module.conf).</text:p>
      <text:p text:style-name="Text_20_body"><text:tab/>Modo de uso: </text:p>
      <text:list xml:id="list347981371" text:continue-numbering="true" text:style-name="List_20_1">
        <text:list-item>
          <text:p text:style-name="command">bin/miolo.php getconfig &lt;configuração&gt; [módulo]</text:p>
        </text:list-item>
      </text:list>
      <text:h text:style-name="Heading_20_2" text:outline-level="2">removeconfig</text:h>
      <text:p text:style-name="Text_20_body"><text:tab/>Remove a configuração informada do arquivo de configuração (miolo.conf). Remove a configuração do módulo caso ele seja informado (module.conf).</text:p>
      <text:p text:style-name="Text_20_body"><text:soft-page-break/><text:tab/>Modo de uso: </text:p>
      <text:list xml:id="list1660807318" text:continue-numbering="true" text:style-name="List_20_1">
        <text:list-item>
          <text:p text:style-name="command">bin/miolo.php removeconfig &lt;configuração&gt; [módulo]</text:p>
        </text:list-item>
      </text:list>
      <text:h text:style-name="Heading_20_2" text:outline-level="2">createmodule</text:h>
      <text:p text:style-name="Text_20_body"><text:tab/>Cria um módulo com o nome informado, gerando uma estrutura inicial básica (MVC). Como segundo parâmetro pode ser informado o módulo no qual o novo deve se basear, ou seja, será feita uma cópia do <text:span text:style-name="T2">base_module</text:span><text:span text:style-name="T3">, alterando apenas seu nome.</text:span></text:p>
      <text:p text:style-name="Text_20_body"><text:tab/>Modo de uso: </text:p>
      <text:list xml:id="list843111197" text:continue-numbering="true" text:style-name="List_20_1">
        <text:list-item>
          <text:p text:style-name="command">bin/miolo.php createmodule &lt;módulo&gt; [módulo_base]</text:p>
        </text:list-item>
      </text:list>
      <text:h text:style-name="Heading_20_2" text:outline-level="2">createhandler</text:h>
      <text:p text:style-name="Text_20_body"><text:tab/>Cria um arquivo handler no módulo informado. O parâmetro <text:span text:style-name="T2">&lt;handler&gt;</text:span> é o nome do handler, <text:span text:style-name="T2">&lt;título&gt;</text:span> é o texto a ser exibido na barra de navegação e <text:span text:style-name="T2">&lt;formulário&gt;</text:span> é o nome do formulário a ser exibido pelo handler.</text:p>
      <text:p text:style-name="Text_20_body"><text:tab/>Modo de uso:</text:p>
      <text:list xml:id="list610945498" text:continue-numbering="true" text:style-name="List_20_1">
        <text:list-item>
          <text:p text:style-name="command">bin/miolo.php createhandler &lt;módulo&gt; &lt;handler&gt; &lt;título&gt; &lt;formulário&gt;</text:p>
        </text:list-item>
      </text:list>
      <text:h text:style-name="Heading_20_2" text:outline-level="2">createform</text:h>
      <text:p text:style-name="Text_20_body"><text:tab/>Cria um formulário no módulo informado. <text:bookmark-start text:name="__DdeLink__325_955463716"/>O parâmetro <text:span text:style-name="T2">&lt;formulário&gt;</text:span> define o nome da classe e <text:span text:style-name="T2">&lt;título&gt;</text:span> define o título do formulário.<text:bookmark-end text:name="__DdeLink__325_955463716"/></text:p>
      <text:p text:style-name="Text_20_body"><text:tab/>Modo de uso: </text:p>
      <text:list xml:id="list535200798" text:continue-numbering="true" text:style-name="List_20_1">
        <text:list-item>
          <text:p text:style-name="command">bin/miolo.php createform &lt;módulo&gt; &lt;formulário&gt; &lt;título&gt;</text:p>
        </text:list-item>
      </text:list>
      <text:h text:style-name="Heading_20_2" text:outline-level="2">createsearchform</text:h>
      <text:p text:style-name="Text_20_body"><text:tab/>Cria um formulário de busca no módulo informado, ou seja, cria uma tela para exibição dos registros de uma tabela, com possibilidade de filtrá-los.</text:p>
      <text:p text:style-name="Text_20_body"><text:tab/><text:bookmark-start text:name="__DdeLink__333_955463716"/>O parâmetro <text:span text:style-name="T2">&lt;formulário&gt;</text:span> define o nome da classe, <text:span text:style-name="T2">&lt;título&gt;</text:span> define o título do<text:bookmark-end text:name="__DdeLink__333_955463716"/> formulário, &lt;grid&gt; é o nome da classe MGrid a ser utilizada para exibição dos dados, &lt;tabela&gt; é o nome da tabela na base de dados cujos dados devem ser exibidos. Opcionalmente também podem ser informados os filtros, os quais devem ser os nomes das colunas da tabela separados por espaço.</text:p>
      <text:p text:style-name="Text_20_body"><text:tab/>Modo de uso: </text:p>
      <text:list xml:id="list1518907122" text:continue-numbering="true" text:style-name="List_20_1">
        <text:list-item>
          <text:p text:style-name="command"><text:soft-page-break/>bin/miolo.php createsearchform &lt;módulo&gt; &lt;formulário&gt; &lt;título&gt; &lt;grid&gt; &lt;tabela&gt; [filtro1 ... filtroN]</text:p>
        </text:list-item>
      </text:list>
      <text:h text:style-name="Heading_20_2" text:outline-level="2">creategrid</text:h>
      <text:p text:style-name="Text_20_body"><text:tab/>Cria uma <text:span text:style-name="T2">grid</text:span> no módulo informado. <text:s/>O parâmetro <text:span text:style-name="T2">&lt;grid&gt;</text:span> define o nome da classe e <text:span text:style-name="T2">&lt;título&gt;</text:span> define o título da <text:span text:style-name="T2">grid</text:span>. Os parâmetros opcionais a seguir informam os nomes das colunas da <text:span text:style-name="T2">grid</text:span>.</text:p>
      <text:p text:style-name="Text_20_body"><text:tab/>Modo de uso: </text:p>
      <text:list xml:id="list1084343786" text:continue-numbering="true" text:style-name="List_20_1">
        <text:list-item>
          <text:p text:style-name="command">bin/miolo.php creategrid &lt;módulo&gt; &lt;grid&gt; &lt;título&gt; [coluna1 ... colunaN]</text:p>
        </text:list-item>
      </text:list>
      <text:h text:style-name="P11" text:outline-level="2">createbusiness</text:h>
      <text:p text:style-name="P6"><text:tab/>Cria um objeto no módulo informado, representando uma dada tabela da base dados, a qual contém apenas um método de busca.</text:p>
      <text:p text:style-name="Text_20_body"><text:tab/>Modo de uso: </text:p>
      <text:list xml:id="list1030702506" text:continue-numbering="true" text:style-name="List_20_1">
        <text:list-item>
          <text:p text:style-name="command">bin/miolo.php createbusiness &lt;módulo&gt; &lt;table&gt;</text:p>
        </text:list-item>
      </text:list>
      <text:h text:style-name="P11" text:outline-level="2">createmvc</text:h>
      <text:p text:style-name="P6"><text:tab/>Cria uma estrutura MVC funcional no módulo informado. A estrutura é composta por um <text:span text:style-name="T2">handler</text:span>; um <text:span text:style-name="T2">business</text:span>; um formulário de busca; um formulário de gerenciamento para inserir, remover, editar registros, uma <text:span text:style-name="T2">grid</text:span> e uma base dados <text:span text:style-name="T2">sqlite</text:span> já populada.</text:p>
      <text:p text:style-name="Text_20_body"><text:tab/>Modo de uso: </text:p>
      <text:list xml:id="list344802543" text:continue-numbering="true" text:style-name="List_20_1">
        <text:list-item>
          <text:p text:style-name="command">bin/miolo.php createmvc &lt;módulo&gt;</text:p>
        </text:list-item>
      </text:list>
      <text:h text:style-name="P12" text:outline-level="2">createtheme</text:h>
      <text:p text:style-name="Text_20_body"><text:tab/>Cria um novo tema baseado em um tema existente.<text:tab/>Modo de uso: </text:p>
      <text:list xml:id="list1932767176" text:continue-numbering="true" text:style-name="List_20_1">
        <text:list-item>
          <text:p text:style-name="command">bin/miolo.php createtheme &lt;nome&gt; &lt;tema_base&gt;</text:p>
        </text:list-item>
      </text:list>
      <text:h text:style-name="P12" text:outline-level="2">start</text:h>
      <text:p text:style-name="Text_20_body"><text:tab/>Cria uma nova instalação do Miolo utilizando a mesma cópia base do Miolo. Recebe por parâmetro o diretório onde deve ser criada essa nova instalação. Modo de uso:</text:p>
      <text:list xml:id="list1813707552" text:continue-numbering="true" text:style-name="List_20_1">
        <text:list-item>
          <text:p text:style-name="command">bin/miolo.php start &lt;path&gt;</text:p>
        </text:list-item>
      </text:list>
      <text:h text:style-name="P11" text:outline-level="2"><text:soft-page-break/>translate</text:h>
      <text:p text:style-name="Text_20_body"><text:tab/>Utilitário de tradução. Espera pelo menos um parâmetro, podendo ser <text:span text:style-name="T2">extract</text:span><text:span text:style-name="T3"> ou </text:span><text:span text:style-name="T2">generate</text:span><text:span text:style-name="T3">. O primeiro realiza a extração dos textos não traduzidos e os põe nos arquivos com extensão </text:span><text:span text:style-name="T2">.po </text:span><text:span text:style-name="T3">no diretório </text:span><text:span text:style-name="T2">misc/i18n/</text:span><text:span text:style-name="T3"> para ser feita a tradução.</text:span></text:p>
      <text:list xml:id="list1971647357" text:continue-numbering="true" text:style-name="List_20_1">
        <text:list-item>
          <text:p text:style-name="P10">bin/miolo.php translate extract</text:p>
        </text:list-item>
      </text:list>
      <text:p text:style-name="Text_20_body"><text:tab/>Em seguida, deve ser utilizado o comando <text:span text:style-name="T2">generate</text:span><text:span text:style-name="T3"> para efetuar a compilação dos </text:span><text:span text:style-name="T3">arquivos de tradução. Para visualizar os novos textos na sua aplicação, deve-se reinicar o Apache após esse comando.</text:span></text:p>
      <text:list xml:id="list2140899787" text:continue-numbering="true" text:style-name="List_20_1">
        <text:list-item>
          <text:p text:style-name="command">bin/miolo.php translate generate</text:p>
        </text:list-item>
      </text:list>
      <text:h text:style-name="P11" text:outline-level="2">help</text:h>
      <text:p text:style-name="P6"><text:tab/>Exibe os comandos suportados pela ferramenta. Também pode ser obtida a ajuda específica de cada comando, passando-o por parâmetro.</text:p>
      <text:p text:style-name="Text_20_body"><text:tab/>Modo de uso:</text:p>
      <text:list xml:id="list798313732" text:continue-numbering="true" text:style-name="List_20_1">
        <text:list-item>
          <text:p text:style-name="command">bin/miolo.php help [coman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Condensed1" svg:font-family="'DejaVu Sans Condensed'"/>
    <style:font-face style:name="OpenSymbol" svg:font-family="OpenSymbol"/>
    <style:font-face style:name="monofur" svg:font-family="monofur" style:font-adornments="Regular"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next-style-name="Text_20_body" style:default-outline-level="1" style:class="text" style:master-page-name="">
      <style:paragraph-properties fo:margin-left="0cm" fo:margin-right="0cm" fo:margin-top="0cm" fo:margin-bottom="0cm" fo:line-height="200%" fo:text-indent="0cm" style:auto-text-indent="false" style:page-number="auto" fo:break-before="page" fo:background-color="transparent" style:shadow="none" text:number-lines="true" text:line-number="0">
        <style:tab-stops/>
        <style:background-image/>
      </style:paragraph-properties>
      <style:text-properties style:font-name="Ubuntu1" fo:font-size="16pt"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style:font-name="Ubuntu1" fo:font-size="13pt" fo:font-weight="bold" style:font-size-asian="14pt" style:font-weight-asian="bold" style:font-size-complex="14pt" style:font-weight-complex="bold"/>
    </style:style>
    <style:style style:name="Contents_20_Heading" style:display-name="Contents Heading" style:family="paragraph" style:parent-style-name="Title" style:class="index" style:master-page-name="">
      <style:paragraph-properties fo:margin-left="0cm" fo:margin-right="0cm" fo:margin-top="0cm" fo:margin-bottom="0cm" fo:line-height="150%" fo:text-indent="0cm" style:auto-text-indent="false" style:page-number="auto" fo:break-before="pag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nk" style:family="paragraph" style:parent-style-name="Standard" style:class="text" style:master-page-name="">
      <style:paragraph-properties fo:margin-left="1cm" fo:margin-right="0cm" fo:line-height="200%" fo:text-indent="0cm" style:auto-text-indent="false" style:page-number="auto">
        <style:tab-stops/>
      </style:paragraph-properties>
      <style:text-properties fo:color="#000080" fo:font-size="10pt" style:font-size-asian="10.5pt"/>
    </style:style>
    <style:style style:name="command" style:family="paragraph" style:list-style-name="List_20_1" style:class="text" style:master-page-name="">
      <style:paragraph-properties fo:margin-left="0cm" fo:margin-right="0cm" fo:margin-top="0cm" fo:margin-bottom="0cm" fo:line-height="200%" fo:text-indent="0cm" style:auto-text-indent="false" style:page-number="auto" fo:background-color="transparent" style:shadow="none">
        <style:tab-stops/>
        <style:background-image/>
      </style:paragraph-properties>
      <style:text-properties style:font-name="monofur" fo:font-size="10pt"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Title" style:next-style-name="Text_20_body" style:default-outline-level="2" style:class="text">
      <style:paragraph-properties fo:line-height="150%"/>
      <style:text-properties style:font-name="Ubuntu1" fo:font-size="14pt" fo:font-style="normal"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block" style:family="paragraph" style:parent-style-name="command" style:list-style-name="" style:class="text" style:master-page-name="">
      <style:paragraph-properties fo:margin-left="2cm" fo:margin-right="2cm" fo:line-height="150%" fo:orphans="0" fo:text-indent="0cm" style:auto-text-indent="false" style:page-number="auto" fo:break-before="auto" fo:break-after="auto" fo:background-color="#e6e6e6" text:number-lines="true" text:line-number="0">
        <style:tab-stops/>
        <style:drop-cap/>
        <style:background-image/>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List_20_Indent" style:default-outline-level="" style:list-style-name="" style:class="text">
      <style:paragraph-properties fo:margin-top="0cm" fo:margin-bottom="0cm" fo:line-height="100%"/>
      <style:text-properties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6T09:05:15</meta:creation-date>
    <meta:editing-duration>PT11M59S</meta:editing-duration>
    <meta:editing-cycles>5</meta:editing-cycles>
    <meta:generator>LibreOffice/3.3$Linux LibreOffice_project/330m19$Build-202</meta:generator>
    <dc:date>2011-06-01T14:15:39</dc:date>
    <meta:document-statistic meta:table-count="0" meta:image-count="0" meta:object-count="0" meta:page-count="9" meta:paragraph-count="142" meta:word-count="1225" meta:character-count="8303"/>
  </office:meta>
</office:document-meta>
</file>